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37b4b3" officeooo:paragraph-rsid="0025d49b"/>
    </style:style>
    <style:style style:name="P4" style:family="paragraph" style:parent-style-name="Standard">
      <style:text-properties officeooo:rsid="001dad51" officeooo:paragraph-rsid="003ef575"/>
    </style:style>
    <style:style style:name="P5" style:family="paragraph" style:parent-style-name="Standard">
      <style:text-properties officeooo:rsid="007f436f" officeooo:paragraph-rsid="007f436f"/>
    </style:style>
    <style:style style:name="P6" style:family="paragraph" style:parent-style-name="Standard">
      <style:text-properties officeooo:rsid="007df04d" officeooo:paragraph-rsid="007df04d"/>
    </style:style>
    <style:style style:name="P7" style:family="paragraph" style:parent-style-name="Standard">
      <style:text-properties officeooo:rsid="007c3702" officeooo:paragraph-rsid="007c3702"/>
    </style:style>
    <style:style style:name="P8" style:family="paragraph" style:parent-style-name="Standard">
      <style:text-properties officeooo:rsid="007a0630" officeooo:paragraph-rsid="007a0630"/>
    </style:style>
    <style:style style:name="P9" style:family="paragraph" style:parent-style-name="Standard">
      <style:text-properties officeooo:rsid="0074e016" officeooo:paragraph-rsid="0074e016"/>
    </style:style>
    <style:style style:name="P10" style:family="paragraph" style:parent-style-name="Standard">
      <style:text-properties officeooo:rsid="00788490" officeooo:paragraph-rsid="00788490"/>
    </style:style>
    <style:style style:name="P11" style:family="paragraph" style:parent-style-name="Standard">
      <style:text-properties officeooo:rsid="007a5e87" officeooo:paragraph-rsid="007a5e87"/>
    </style:style>
    <style:style style:name="P12" style:family="paragraph" style:parent-style-name="Standard">
      <style:text-properties officeooo:rsid="00696dd9" officeooo:paragraph-rsid="00696dd9"/>
    </style:style>
    <style:style style:name="P13" style:family="paragraph" style:parent-style-name="Standard">
      <style:text-properties officeooo:rsid="006f3826" officeooo:paragraph-rsid="006f3826"/>
    </style:style>
    <style:style style:name="P14" style:family="paragraph" style:parent-style-name="Standard">
      <style:text-properties officeooo:rsid="00643aae" officeooo:paragraph-rsid="00643aae"/>
    </style:style>
    <style:style style:name="P15" style:family="paragraph" style:parent-style-name="Standard">
      <style:text-properties officeooo:rsid="0058cd2c" officeooo:paragraph-rsid="0058cd2c"/>
    </style:style>
    <style:style style:name="P16" style:family="paragraph" style:parent-style-name="Standard">
      <style:text-properties officeooo:rsid="005ac75f" officeooo:paragraph-rsid="005ac75f"/>
    </style:style>
    <style:style style:name="P17" style:family="paragraph" style:parent-style-name="Standard">
      <style:text-properties officeooo:rsid="0048e314" officeooo:paragraph-rsid="0048e314"/>
    </style:style>
    <style:style style:name="P18" style:family="paragraph" style:parent-style-name="Standard">
      <style:text-properties officeooo:rsid="004ca4fe" officeooo:paragraph-rsid="004ca4fe"/>
    </style:style>
    <style:style style:name="P19" style:family="paragraph" style:parent-style-name="Standard">
      <style:text-properties officeooo:rsid="00271c23" officeooo:paragraph-rsid="00271c23"/>
    </style:style>
    <style:style style:name="P20" style:family="paragraph" style:parent-style-name="Standard">
      <style:text-properties officeooo:rsid="005703d7" officeooo:paragraph-rsid="005703d7"/>
    </style:style>
    <style:style style:name="P21" style:family="paragraph" style:parent-style-name="Standard">
      <style:text-properties officeooo:rsid="0023dc94" officeooo:paragraph-rsid="00326cf8"/>
    </style:style>
    <style:style style:name="P22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811d7b"/>
    </style:style>
    <style:style style:name="T3" style:family="text">
      <style:text-properties officeooo:rsid="00788490"/>
    </style:style>
    <style:style style:name="T4" style:family="text">
      <style:text-properties officeooo:rsid="00696526"/>
    </style:style>
    <style:style style:name="T5" style:family="text">
      <style:text-properties officeooo:rsid="005ac75f"/>
    </style:style>
    <style:style style:name="T6" style:family="text">
      <style:text-properties officeooo:rsid="00558eb4"/>
    </style:style>
    <style:style style:name="T7" style:family="text">
      <style:text-properties officeooo:rsid="00407029"/>
    </style:style>
    <style:style style:name="T8" style:family="text">
      <style:text-properties fo:color="#808000" loext:opacity="100%" style:font-name="Courier New" fo:font-size="10pt" fo:font-weight="normal" style:font-size-asian="10pt" style:font-weight-asian="normal"/>
    </style:style>
    <style:style style:name="T9" style:family="text">
      <style:text-properties fo:color="#0000ff" loext:opacity="100%" style:font-name="Courier New" fo:font-size="10pt" fo:font-weight="bold" style:font-size-asian="10pt" style:font-weight-asian="bold"/>
    </style:style>
    <style:style style:name="T10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1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2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/>
      <text:p text:style-name="P4">-------------------------------------------------------------------------------------------------------------------</text:p>
      <text:p text:style-name="P5">logo informes <text:span text:style-name="T2">y emergente</text:span></text:p>
      <text:p text:style-name="P6">ver miembro fixear traits a igual editar</text:p>
      <text:p text:style-name="P7">editar miembro cargar especies y habilidades</text:p>
      <text:p text:style-name="P4"/>
      <text:p text:style-name="P8">eliminar triangulos molestos</text:p>
      <text:p text:style-name="P9">validator a editar equipo y a editar y añadir pokemon y miembro (misma ventana) <text:span text:style-name="T3">y editar equipo</text:span></text:p>
      <text:p text:style-name="P9">Cómo hacer para que el validator no deje abrir la de confirmar en las dos gordas de arriba <text:span text:style-name="T3">(Consumir evento de titledpane hasta que valga?)</text:span></text:p>
      <text:p text:style-name="P10">Cambiar cosas de editar a spinners o cosas así (Quitar la parte de texto “metros” y “kilos”)</text:p>
      <text:p text:style-name="P4"/>
      <text:p text:style-name="P7">Cambiar los center</text:p>
      <text:p text:style-name="P4"/>
      <text:p text:style-name="P4">Usar enum para calcular naturaleza en stats</text:p>
      <text:p text:style-name="P4"/>
      <text:p text:style-name="P4">Si el texto de añadir/editar pokemon y miembros está vacío o mal, ponerle el estilo al titled pane para que no se pueda</text:p>
      <text:p text:style-name="P4"/>
      <text:p text:style-name="P7">aplicar a los grid el “Recycler view” del controllerPrueba</text:p>
      <text:p text:style-name="P4"/>
      <text:p text:style-name="P4">Scale para las tarjetas para que se vean más grandes</text:p>
      <text:p text:style-name="P4"/>
      <text:p text:style-name="P11">pulsar en las stats para que abra y muestre un desglose con gráfico de barras (En miembro)</text:p>
      <text:p text:style-name="P4"/>
      <text:p text:style-name="P8">meter css para consumir espacios en blanco</text:p>
      <text:p text:style-name="P4"/>
      <text:p text:style-name="P12">refrescar equipo y tarjeta equipo al insertar o editar</text:p>
      <text:p text:style-name="P4"/>
      <text:p text:style-name="P13">Añadir y editar pokemon, funciones slider</text:p>
      <text:p text:style-name="P4"/>
      <text:p text:style-name="P14">añadir pokemon, tamaño y peso con spinner <text:span text:style-name="T4">(O slider)</text:span></text:p>
      <text:p text:style-name="P15"/>
      <text:p text:style-name="P16">sonidos a los botones (Si son pokemon su sonido)</text:p>
      <text:p text:style-name="P16"/>
      <text:p text:style-name="P16">Sonidos al cerrar ventanas (si son pokemon, su sonido, y al confirmar el normal, al cancelar derrota)</text:p>
      <text:p text:style-name="P15"/>
      <text:p text:style-name="P16">combobox especie (añadir miembro) tabla desplegable o autocompletado</text:p>
      <text:p text:style-name="P16"/>
      <text:p text:style-name="P16">resto combobox autocompletado</text:p>
      <text:p text:style-name="P15"/>
      <text:p text:style-name="P15">menú de filtro <text:span text:style-name="T5">(funcionalidad)</text:span></text:p>
      <text:p text:style-name="P4"/>
      <text:p text:style-name="P17">No resizeable</text:p>
      <text:p text:style-name="P18"/>
      <text:p text:style-name="P19">Normalizar</text:p>
      <text:p text:style-name="P19"/>
      <text:p text:style-name="P19">Cambiar catchs y poner alertas <text:span text:style-name="T6">(Creo que ya)</text:span></text:p>
      <text:p text:style-name="P19"/>
      <text:p text:style-name="P19">DAOS <text:span text:style-name="T7">(Hacer anti inyecciones)</text:span></text:p>
      <text:p text:style-name="P19"><text:soft-page-break/></text:p>
      <text:p text:style-name="P20">En busqueda pokemon hacer que si se sacan números (char entre 0 y 9) b</text:p>
      <text:p text:style-name="P2"/>
      <text:p text:style-name="Standard" loext:marker-style-name="T8"><text:span text:style-name="T9">SELECT</text:span><text:span text:style-name="T10"> </text:span><text:span text:style-name="T8">N_Pokedex</text:span><text:span text:style-name="T11">,</text:span><text:span text:style-name="T10"> </text:span><text:span text:style-name="T8">Especie</text:span><text:span text:style-name="T10"> </text:span><text:span text:style-name="T9">FROM</text:span><text:span text:style-name="T10"> </text:span><text:span text:style-name="T12">pokemon</text:span><text:span text:style-name="T10"> </text:span><text:span text:style-name="T9">WHERE</text:span><text:span text:style-name="T10"> </text:span><text:span text:style-name="T8">Estadisticas</text:span><text:span text:style-name="T10"> </text:span><text:span text:style-name="T9">LIKE</text:span><text:span text:style-name="T10"> </text:span><text:span text:style-name="T8">"%\"estadistica\":\"Spe\",\"valor\":60%"</text:span></text:p>
      <text:p text:style-name="Standard" loext:marker-style-name="T8"><text:span text:style-name="T9">SELECT</text:span><text:span text:style-name="T10"> </text:span><text:span text:style-name="T8">N_Pokedex</text:span><text:span text:style-name="T11">,</text:span><text:span text:style-name="T10"> </text:span><text:span text:style-name="T8">Especie</text:span><text:span text:style-name="T10"> </text:span><text:span text:style-name="T9">FROM</text:span><text:span text:style-name="T10"> </text:span><text:span text:style-name="T12">pokemon</text:span><text:span text:style-name="T10"> </text:span><text:span text:style-name="T9">WHERE</text:span><text:span text:style-name="T10"> </text:span><text:span text:style-name="T8">Habilidades</text:span><text:span text:style-name="T10"> </text:span><text:span text:style-name="T9">LIKE</text:span><text:span text:style-name="T10"> </text:span><text:span text:style-name="T8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5-01-20T19:45:15.870000000</dc:date>
    <meta:editing-duration>P1DT14H8M13S</meta:editing-duration>
    <meta:editing-cycles>67</meta:editing-cycles>
    <meta:generator>LibreOffice/24.8.4.2$Windows_X86_64 LibreOffice_project/bb3cfa12c7b1bf994ecc5649a80400d06cd71002</meta:generator>
    <dc:title>Untitled</dc:title>
    <meta:document-statistic meta:table-count="0" meta:image-count="0" meta:object-count="0" meta:page-count="2" meta:paragraph-count="33" meta:word-count="299" meta:character-count="2029" meta:non-whitespace-character-count="1763"/>
  </office:meta>
</office:document-meta>
</file>